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3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orris Mandel and Bernard M. Kaplan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22, 1897</text:p>
      <text:p text:style-name="P2">Month<text:tab/><text:tab/><text:tab/><text:tab/><text:tab/><text:tab/>August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</text:p>
      <text:p text:style-name="P2">Postma<text:tab/>rk<text:tab/><text:tab/><text:tab/><text:tab/><text:tab/>Y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Envelope]</text:p>
      <text:p text:style-name="P5">B. M. Kaplan./</text:p>
      <text:p text:style-name="P5"><text:tab/>736 Lexington Ave/</text:p>
      <text:p text:style-name="P5"><text:tab/>New York/</text:p>
      <text:p text:style-name="P6">Rev. Dr. Sabato Morais./</text:p>
      <text:p text:style-name="P6">546 N. Fifth St./</text:p>
      <text:p text:style-name="P6">Philadelphia./</text:p>
      <text:p text:style-name="P6">Pa./</text:p>
      <text:p text:style-name="P6"/>
      <text:p text:style-name="P5">[Page 1]</text:p>
      <text:p text:style-name="P6">736 Lexington Av.,/</text:p>
      <text:p text:style-name="P6">New York. Aug. 22, 1897./</text:p>
      <text:p text:style-name="P5">Rev. Dr. S. Morais,/</text:p>
      <text:p text:style-name="P5">President of the Faculty of/ the Jewish Theological Seminary;/</text:p>
      <text:p text:style-name="P5"><text:soft-page-break/>Esteemed Sir:/</text:p>
      <text:p text:style-name="P5"><text:tab/>Inasmuch as we are/ college graduates and inasmuch/ as the trustees, thinking us capable/ of assuming the functions of a/ minister, would be very pleased to/ see us graduate from the Seminary,/ we, the undersigned, respectfully submit/ to your kind and earnest consideration/</text:p>
      <text:p text:style-name="P5"/>
      <text:p text:style-name="P5">[Page 2]</text:p>
      <text:p text:style-name="P5">the following:- We have already/ fulfilled the general requirements/ laid down in the curriculum of the/ Seminary, but we should like to/ be posted especially on the techni-/calities immediately connected with/ the Rabbinical office, such as the/ Laws of Terephoth, Kiddushin, etc./ <text:s/>We requested Dr. Joff<text:span text:style-name="T2">é</text:span><text:span text:style-name="T3">, our instructor/ in Talmud, to be kind enough to/ form a graduating class where/ the above named subjects should/ be made a special study of, so/ as to give us an opportunity to/ prepare ourselves to pass the exam-/ination for the Rabbinical degree/ creditably. <text:s/>Dr. Joff</text:span><text:span text:style-name="T2">é</text:span><text:span text:style-name="T3"> referred us/ to you, saying that if you kindly/ communicate with him, he will be/ pleased to form a graduating class/</text:span></text:p>
      <text:p text:style-name="P5"><text:span text:style-name="T3"/></text:p>
      <text:p text:style-name="P5"><text:span text:style-name="T3">[Page 3]</text:span></text:p>
      <text:p text:style-name="P5"><text:span text:style-name="T3">of us./</text:span></text:p>
      <text:p text:style-name="P5"><text:span text:style-name="T3"><text:tab/>Hoping that the matter/ will receive your immediate/ attention, and awaiting your/ kind reply, we remain/ Yours most respectfully,/ Morris Mandel./ Bernard M. Kaplan./</text:span></text:p>
      <text:p text:style-name="P5"><text:span text:style-name="T3">736 Lexington Av., N. Y. C./</text:span></text:p>
      <text:p text:style-name="P5"><text:span text:style-name="T3">To the Rev. Dr. Sabato Morais,/ 546 North Fifth St., Phil., P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3:34:28.85</meta:creation-date>
    <dc:date>2012-01-11T13:53:31.92</dc:date>
    <dc:creator>Penn Libraries</dc:creator>
    <meta:editing-duration>PT00H03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2" meta:word-count="419" meta:character-count="2801"/>
  </office:meta>
</office:document-meta>
</file>